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Jo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ik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lories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270" calcext:value-type="float">
            <text:p>270</text:p>
          </table:table-cell>
          <table:table-cell office:value-type="float" office:value="572" calcext:value-type="float">
            <text:p>572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formula="of:=SUM([.B3:.E3])" office:value-type="float" office:value="525" calcext:value-type="float">
            <text:p>525</text:p>
          </table:table-cell>
          <table:table-cell table:formula="of:=[.B$2]/60*[.B3] + [.C$2]/60*[.C3] + [.D$2]/60*[.D3] + [.E$2]/60*[.E3]" office:value-type="float" office:value="3735.5" calcext:value-type="float">
            <text:p>3735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table:formula="of:=SUM([.B4:.E4])" office:value-type="float" office:value="545" calcext:value-type="float">
            <text:p>545</text:p>
          </table:table-cell>
          <table:table-cell table:formula="of:=[.B$2]/60*[.B4] + [.C$2]/60*[.C4] + [.D$2]/60*[.D4] + [.E$2]/60*[.E4]" office:value-type="float" office:value="3889.5" calcext:value-type="float">
            <text:p>3889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formula="of:=SUM([.B5:.E5])" office:value-type="float" office:value="475" calcext:value-type="float">
            <text:p>475</text:p>
          </table:table-cell>
          <table:table-cell table:formula="of:=[.B$2]/60*[.B5] + [.C$2]/60*[.C5] + [.D$2]/60*[.D5] + [.E$2]/60*[.E5]" office:value-type="float" office:value="3446.5" calcext:value-type="float">
            <text:p>344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60" calcext:value-type="float">
            <text:p>26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table:formula="of:=SUM([.B6:.E6])" office:value-type="float" office:value="582" calcext:value-type="float">
            <text:p>582</text:p>
          </table:table-cell>
          <table:table-cell table:formula="of:=[.B$2]/60*[.B6] + [.C$2]/60*[.C6] + [.D$2]/60*[.D6] + [.E$2]/60*[.E6]" office:value-type="float" office:value="4174.13333333333" calcext:value-type="float">
            <text:p>4174.133333333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6])" office:value-type="float" office:value="33" calcext:value-type="float">
            <text:p>33</text:p>
          </table:table-cell>
          <table:table-cell table:formula="of:=AVERAGE([.C3:.C6])" office:value-type="float" office:value="237.5" calcext:value-type="float">
            <text:p>237.5</text:p>
          </table:table-cell>
          <table:table-cell table:formula="of:=AVERAGE([.D3:.D6])" office:value-type="float" office:value="182.5" calcext:value-type="float">
            <text:p>182.5</text:p>
          </table:table-cell>
          <table:table-cell table:formula="of:=AVERAGE([.E3:.E6])" office:value-type="float" office:value="78.75" calcext:value-type="float">
            <text:p>78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23:29:48.655278960</meta:creation-date>
    <dc:date>2024-12-26T00:17:21.471484332</dc:date>
    <meta:editing-duration>PT6M30S</meta:editing-duration>
    <meta:editing-cycles>2</meta:editing-cycles>
    <meta:generator>LibreOffice/7.3.7.2$Linux_X86_64 LibreOffice_project/30$Build-2</meta:generator>
    <meta:document-statistic meta:table-count="1" meta:cell-count="44" meta:object-count="0"/>
  </office:meta>
</office:document-meta>
</file>